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xiliaryCache.logICacheEvent( ICacheEvent cache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xiliaryCache.setElementSerializer(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xiliaryCache.setKeyMatcher( IKeyMatcher key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xiliaryCache.getKe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AuxiliaryCache.createICacheEvent( ICacheElement item , String ev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AuxiliaryCache.logApplicationEvent( String source , String eventName , String optional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xiliaryCache.createICacheEvent( String regionName , Serializable key , String ev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uxiliaryCache.getElemen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.setCacheEventLogger( ICacheEventLogger cacheEven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.getCacheEven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.logError( String source , String eventName , String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